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80e9" officeooo:paragraph-rsid="001780e9"/>
    </style:style>
    <style:style style:name="P2" style:family="paragraph" style:parent-style-name="Standard" style:list-style-name="L1">
      <style:text-properties officeooo:rsid="001780e9" officeooo:paragraph-rsid="001780e9"/>
    </style:style>
    <style:style style:name="P3" style:family="paragraph" style:parent-style-name="Standard">
      <style:text-properties officeooo:rsid="0018b2b9" officeooo:paragraph-rsid="0018b2b9"/>
    </style:style>
    <style:style style:name="P4" style:family="paragraph" style:parent-style-name="Standard" style:list-style-name="L2">
      <style:text-properties officeooo:rsid="0018b2b9" officeooo:paragraph-rsid="0018b2b9"/>
    </style:style>
    <style:style style:name="P5" style:family="paragraph" style:parent-style-name="Standard" style:list-style-name="L2">
      <style:text-properties officeooo:rsid="0018b2b9" officeooo:paragraph-rsid="001959ea"/>
    </style:style>
    <style:style style:name="P6" style:family="paragraph" style:parent-style-name="Standard">
      <style:text-properties officeooo:rsid="0018b2b9" officeooo:paragraph-rsid="001959ea"/>
    </style:style>
    <style:style style:name="P7" style:family="paragraph" style:parent-style-name="Standard" style:list-style-name="L2">
      <style:text-properties officeooo:rsid="001959ea" officeooo:paragraph-rsid="001959ea"/>
    </style:style>
    <style:style style:name="T1" style:family="text">
      <style:text-properties officeooo:rsid="001959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34 ab Sibb - Kabel</text:p>
      <text:p text:style-name="P1"/>
      <text:list xml:id="list2806801617" text:style-name="L1">
        <text:list-item>
          <text:p text:style-name="P2">Wendeschleife drehen</text:p>
        </text:list-item>
        <text:list-item>
          <text:p text:style-name="P2">links runter</text:p>
        </text:list-item>
        <text:list-item>
          <text:p text:style-name="P2">2. Straße links → Heidestraße</text:p>
        </text:list-item>
        <text:list-item>
          <text:p text:style-name="P2">rechts → Kippenautomat</text:p>
        </text:list-item>
        <text:list-item>
          <text:p text:style-name="P2">rechts → Burgweg</text:p>
        </text:list-item>
        <text:list-item>
          <text:p text:style-name="P2">Ende Stoppstraße links</text:p>
        </text:list-item>
        <text:list-item>
          <text:p text:style-name="P2">Ampel links → Nahner/Oegel/Hohenlimburg</text:p>
        </text:list-item>
        <text:list-item>
          <text:p text:style-name="P2">Ampel nach Brücke rechts</text:p>
        </text:list-item>
        <text:list-item>
          <text:p text:style-name="P2">Kreisel rechts → Bahnhof</text:p>
        </text:list-item>
        <text:list-item>
          <text:p text:style-name="P2">Grünrockstraße rechts</text:p>
        </text:list-item>
        <text:list-item>
          <text:p text:style-name="P2">Ampel links</text:p>
        </text:list-item>
        <text:list-item>
          <text:p text:style-name="P2">Ampel Hausemann &amp; Mager links → Emst/Holthausen</text:p>
        </text:list-item>
        <text:list-item>
          <text:p text:style-name="P2">nächste links → Holthausen</text:p>
        </text:list-item>
        <text:list-item>
          <text:p text:style-name="P2">nächste rechts</text:p>
        </text:list-item>
        <text:list-item>
          <text:p text:style-name="P2">Ende rechts</text:p>
        </text:list-item>
        <text:list-item>
          <text:p text:style-name="P2">Ende links</text:p>
        </text:list-item>
        <text:list-item>
          <text:p text:style-name="P2">Kreisel rechts → Emst</text:p>
        </text:list-item>
        <text:list-item>
          <text:p text:style-name="P2">nach Star Tankstelle rechts → Tondernstraße</text:p>
        </text:list-item>
        <text:list-item>
          <text:p text:style-name="P2">zurück auf Feithstraße</text:p>
        </text:list-item>
        <text:list-item>
          <text:p text:style-name="P2">nach Amtsgericht rechts → Buschstraße</text:p>
        </text:list-item>
        <text:list-item>
          <text:p text:style-name="P2">links → Helfer Straße</text:p>
        </text:list-item>
        <text:list-item>
          <text:p text:style-name="P2">Ende rechts → Hagener Straße</text:p>
        </text:list-item>
        <text:list-item>
          <text:p text:style-name="P2">rechts → Schwerter Straße → Boele Markt</text:p>
        </text:list-item>
      </text:list>
      <text:p text:style-name="P1"/>
      <text:p text:style-name="P1">– <text:span text:style-name="T1">zurück –</text:span></text:p>
      <text:p text:style-name="P1"/>
      <text:p text:style-name="P6">Linie 534 Kabel bis Sibb</text:p>
      <text:p text:style-name="P6"/>
      <text:list xml:id="list911224613" text:style-name="L2">
        <text:list-item>
          <text:p text:style-name="P5">nach Boele Markt links → Hagener Straße</text:p>
        </text:list-item>
        <text:list-item>
          <text:p text:style-name="P5">nach HST Helfer Straße links → Helfer Straße</text:p>
        </text:list-item>
        <text:list-item>
          <text:p text:style-name="P5">rechts → Buschstraße → BSH</text:p>
        </text:list-item>
        <text:list-item>
          <text:p text:style-name="P5">nach HST Baurothstraße rechts → Baurothstraße</text:p>
        </text:list-item>
        <text:list-item>
          <text:p text:style-name="P5">Ende links → Pappelstraße</text:p>
        </text:list-item>
        <text:list-item>
          <text:p text:style-name="P5">links → Hagener Straße → HST Kapellenstraße</text:p>
        </text:list-item>
        <text:list-item>
          <text:p text:style-name="P7">Kreisel 3. links → Enervie/Hohenlimburg</text:p>
        </text:list-item>
        <text:list-item>
          <text:p text:style-name="P7">Ampel Hausemann &amp; Mager rechts</text:p>
        </text:list-item>
        <text:list-item>
          <text:p text:style-name="P7">rechts → Grünrockstraße</text:p>
        </text:list-item>
        <text:list-item>
          <text:p text:style-name="P7">links → BHF</text:p>
        </text:list-item>
        <text:list-item>
          <text:p text:style-name="P7">Kreisel links → ALDI</text:p>
        </text:list-item>
        <text:list-item>
          <text:p text:style-name="P7">Ende links → Mühlenbergstraße</text:p>
        </text:list-item>
        <text:list-item>
          <text:p text:style-name="P7">Ende rechts → Iserlohner Straße</text:p>
        </text:list-item>
        <text:list-item>
          <text:p text:style-name="P7">nach HST Elsay Krankenhaus rechts → Burgweg</text:p>
        </text:list-item>
        <text:list-item>
          <text:p text:style-name="P7">nach HST Burgweg links → Heidestraße</text:p>
        </text:list-item>
        <text:list-item>
          <text:p text:style-name="P7">Ende links → Heidestraße</text:p>
        </text:list-item>
        <text:list-item>
          <text:p text:style-name="P7">Ende rechts → Steltenbergstraße</text:p>
        </text:list-item>
        <text:list-item>
          <text:p text:style-name="P7">rechts → HST Im Sibb → Straße Im Si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7:16:39.932177360</meta:creation-date>
    <meta:print-date>2020-05-11T17:48:45.851912343</meta:print-date>
    <dc:date>2020-05-11T20:28:55.885011840</dc:date>
    <meta:editing-duration>PT2H41M5S</meta:editing-duration>
    <meta:editing-cycles>1</meta:editing-cycles>
    <meta:document-statistic meta:table-count="0" meta:image-count="0" meta:object-count="0" meta:page-count="1" meta:paragraph-count="44" meta:word-count="234" meta:character-count="1235" meta:non-whitespace-character-count="1084"/>
    <meta:generator>LibreOffice/6.0.7.3$Linux_X86_64 LibreOffice_project/00m0$Build-3</meta:generator>
  </office:meta>
</office:document-meta>
</file>